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6:38:39.327287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21T20:14:27.583301912</dc:date>
    <meta:editing-duration>P1DT23H43M12S</meta:editing-duration>
    <meta:editing-cycles>197</meta:editing-cycles>
    <meta:generator>LibreOffice/5.2.2.2.0$Linux_X86_64 LibreOffice_project/20m0$Build-2</meta:generator>
    <meta:document-statistic meta:table-count="1" meta:cell-count="3242" meta:object-count="0"/>
  </office:meta>
</office:document-meta>
</file>